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19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0">l’associazione lavoratore viene reificata, importando codiceVolo da volo, e personaleCF da personale</text:span></text:p>
      <text:p text:style-name="P263">- <text:span text:style-name="T121">l’associazione prenotazione viene eliminata, importando passeggeroCF in biglietto</text:span></text:p>
      <text:p text:style-name="P263">- <text:span text:style-name="T122">l’associazione riferimento viene eliminata, importando codiceVolo in biglietto</text:span></text:p>
      <text:p text:style-name="P263">- <text:span text:style-name="T123">l’associazione assemblaggio viene eliminata, importando produttore in modello</text:span></text:p>
      <text:p text:style-name="P263">- <text:span text:style-name="T124">l’associazione tipologia viene eliminata, importando produttore e modello in aeroplan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02:56.599575776</dc:date>
    <meta:editing-duration>P2DT5H6M22S</meta:editing-duration>
    <meta:editing-cycles>471</meta:editing-cycles>
    <meta:print-date>2024-03-23T15:55:12.632544733</meta:print-date>
    <meta:printed-by>PDF files</meta:printed-by>
    <meta:document-statistic meta:table-count="15" meta:image-count="7" meta:object-count="0" meta:page-count="15" meta:paragraph-count="461" meta:word-count="2107" meta:character-count="13133" meta:non-whitespace-character-count="11476"/>
  </office:meta>
</office:document-meta>
</file>